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7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text:tab/><text:tab/>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Vayakel/</text:p>
      <text:p text:style-name="P7">[Hebrew]/</text:p>
      <text:p text:style-name="P7"/>
      <text:p text:style-name="P6">[Page 1]</text:p>
      <text:p text:style-name="P6">Dear hearers! <text:s/>In no instance, except in the section of/ this sabbath, does a chapter of the Pentateuch commence/ with the account of a large gathering of people, convened/ by Moses. <text:s/>And as the opening of the address by the arch-prophet/ on that occasion, relates to <text:span text:style-name="T2">the</text:span><text:span text:style-name="T4"> various ordinances of the Sabbath, the/ sages of Israel took the opportunity to offer as thereby useful/ instruction. <text:s/>They imparted it by the following sentence./ <text:s/>[Hebrew]/ "God bid Moses to assemble a vast multitude [Hebrew]/ and explain to them the laws of the Sabbath, so that posterity/ might </text:span><text:span text:style-name="T2">learn</text:span><text:span text:style-name="T4"> feel impelled by the example to do likewise". <text:s/>But figuring that the afore-/-said might be interpreted simply as a recommendation/ </text:span><text:span text:style-name="T2">of</text:span><text:span text:style-name="T4"> to repeat</text:span><text:span text:style-name="T2">ing</text:span><text:span text:style-name="T4"> each time the same lesson, they added [Hebrew]/ [Hebrew]/ [Hebrew]. <text:s/>"Future generations must </text:span><text:span text:style-name="T2">learn</text:span><text:span text:style-name="T4"> understand the </text:span><text:span text:style-name="T2">imp</text:span><text:span text:style-name="T4">/ importance of bringing Hebrew communities together every Sabbath, inviting/ them to be present, wherever the law is taught according/ to its </text:span><text:span text:style-name="T2">various</text:span><text:span text:style-name="T4"> different commands." <text:s/>My friends! <text:s/>The principal,/ if not the sole, object of the seventh day's observance, is thus revealed/ to us. <text:s/>Instruction; a thorough knowledge of our duties/ as men and Jews must be obtained thereon./</text:span></text:p>
      <text:p text:style-name="P6"><text:span text:style-name="T4"/></text:p>
      <text:p text:style-name="P6"><text:span text:style-name="T4">[Page 2]</text:span></text:p>
      <text:p text:style-name="P6"><text:span text:style-name="T4">We should endeavour to learn on the day, which God/ declared sacred to Himself, the lessons that are to be put/ into practice, during the six days He has given for our own/ use. <text:s/>Oh! how fruitful of blessings </text:span><text:soft-page-break/><text:span text:style-name="T4">would be the sabbath/ so spent. <text:s/>Every human being with whom we associate/ would experience its benefits. <text:s/>Parents would see their children/ draw closer to them, </text:span><text:span text:style-name="T2">in</text:span><text:span text:style-name="T4"> fastening the natural bonds of affection; while children/ would secure the joint efforts of </text:span><text:span text:style-name="T2">their</text:span><text:span text:style-name="T4"> parents for their temporal/ and spiritual progress. <text:s/>Husbands and their wives would vie/ with each other in promoting the comforts of </text:span><text:span text:style-name="T2">their</text:span><text:span text:style-name="T4"> home; </text:span><text:span text:style-name="T2">and</text:span><text:span text:style-name="T4">/ </text:span><text:span text:style-name="T2">kindly</text:span><text:span text:style-name="T4"> kindness towards our equals would be uniformly manifested, consideration and forbearance would also prevail </text:span><text:span text:style-name="T2">towards</text:span><text:span text:style-name="T4"> in our actions/ to our dependents. <text:s/>The precepts of God expounded with much/ frequency and listened to with reverence for their own sake, would be exempli-/-fied in all our relations of life, and the great goal for/ the sake of which the Sabbath gatherings were mainly instituted would/ be reached; that is, the name of the Almighty Creator would be/ exalted through our agency [Hebrew]/ worship alone cannot effect that holy purpose. <text:s/>For external/ observances are only one the means conducive to righteousness./ <text:s/>I am far from undervaluing </text:span><text:span text:style-name="T2">the object of</text:span><text:span text:style-name="T4"> our sacred/ ceremonies[?]. <text:s/>I know that they keep alive national/ sentiments; prevent the law and the prophets from/</text:span></text:p>
      <text:p text:style-name="P6"><text:span text:style-name="T4"/></text:p>
      <text:p text:style-name="P6"><text:span text:style-name="T4">[Page 3]</text:span></text:p>
      <text:p text:style-name="P6"><text:span text:style-name="T4">being forgotten, and they are calculated to uplift our souls to/ their Maker and thus withhold us from sin. <text:s/>But unaccompanied with instruction,/ prayers and thanksgivings may degenerate into a habit that/ cannot profit, because the thoughts they should awaken/ lie dormant. <text:s/>In fact: Has it not been said, and/ with some degree of truth, that they who are most noted/ for the attendance to devotional exercises, are not always so-/-cially, the best of men? <text:s/>It is a common adage among Rab-/-binical writers that no one ignorant of his duties, can be/ pious [Hebrew] and our daily experience shows that/ the mere act of repairing often to the synagogue, is/ insufficient to </text:span><text:span text:style-name="T2">uphold</text:span><text:span text:style-name="T4"> retain us in the path of virtue. <text:s/>For,/ there are some who practice religion in the house of/ God, but fail to carry it </text:span><text:span text:style-name="T2">with them</text:span><text:span text:style-name="T4"> along, when mingling/ with the outward world. <text:s/>"What connection can there/ be between religion and trade,"? they are apt to ask. <text:s/>"How/ can religion blend with the pursuit of my vocation"? will the/ merchant or the practitioner inquire. <text:s/>And I answer. <text:s/>Brethren!/ <text:s/>If you believe that religion consists in the recital of a certain/ </text:span><text:span text:style-name="T2">amount</text:span><text:span text:style-name="T4"> number of prayers, in doing penance on a certain day, and/ enjoying a sumptuous repast or another; you have mistaken/</text:span></text:p>
      <text:p text:style-name="P6"><text:span text:style-name="T4"/></text:p>
      <text:p text:style-name="P6"><text:span text:style-name="T4">[Page 4]</text:span></text:p>
      <text:p text:style-name="P6"><text:span text:style-name="T4">a shadow for a reality, you have the shell but </text:span><text:span text:style-name="T2">to</text:span><text:span text:style-name="T4"> not the/ kernel of the fruit. <text:s/>For religion </text:span><text:span text:style-name="T5">is</text:span><text:span text:style-name="T6"> in very deed connected with all/ your walks of life. <text:s/>Like wisdom, personified by Solomon in/ his book of proverbs, religion stands in the high </text:span><text:span text:style-name="T3">places ways</text:span><text:span text:style-name="T6"> roads, and/ in the gates of the city, wherever man is found, there it/ stands and cries aloud. <text:s/>"Listen, for of noble things I speak"....To fear/ the Lord is to hate wrong, pride, insolence, waywardness, and a/ foul mouth." <text:s/></text:span><text:span text:style-name="T3">It</text:span><text:span text:style-name="T6">Clearly then, the synagogue is only one of/ the aids--confessedly </text:span><text:span text:style-name="T3">valuable</text:span><text:span text:style-name="T6"> essential--which religion sends forth/ to assist in a godly work; but it is, by no means, Religion/ itself. <text:s/>So well our Rabbis understood this fact, that they/ accorded a greater degree of sanctity to school-houses than to/ houses of prayer. <text:s/>[Hebrew] <text:s/>They knew that in the </text:span><text:span text:style-name="T3">latter former</text:span><text:span text:style-name="T6"> latter our growing/ sons and daughters cannot receive altogether a learning which/ will qualify them to represent Judaism intelligently and/ becomingly. <text:s/>For, aside from any rudimental or linguistic/ instruction, the manner of addressing children must necessa-/-rily differ from that followed in lecturing to their elders./ <text:s/>Were it even that the Sanctuary had in view the teaching of/ the young in their tender years, its practice would have to be/ limited to distant intervals, else injustice might be done/ to the majority of the attendants./</text:span></text:p>
      <text:p text:style-name="P6"><text:span text:style-name="T6"/></text:p>
      <text:p text:style-name="P6"><text:span text:style-name="T6">[Page 5]</text:span></text:p>
      <text:p text:style-name="P6"><text:span text:style-name="T6">We should therefore hail every effort to combine plain/ and persuasive instruction with a simplified worship, beyond/ these precincts, and give it pecuniary and moral support./ <text:s/>I cannot disguise my surprise at hearing that such exertions/ meet with a disapproval among some of my brethren, and that </text:span><text:soft-page-break/><text:span text:style-name="T6">the unavoidable dissolution/ of the Education society school, and its transformation into/ a Sabbath-afternoon Bible-teaching and prayer, and week days'/ Hebrew classes, is made a cause for the withdrawal of a patron-/-age still </text:span><text:span text:style-name="T3">essentially</text:span><text:span text:style-name="T6"> greatly needed. <text:s/>Yet, the change can effectually/ serve the purpose for which, according to the Talmudists whom I have/ quoted, Moses gathered a large multitude, as told in the opening/ sentence of our Parasha. <text:s/>But while I regret the difficulties/ which undertakings that principally aim to the cultivation of the/ Hebrew language encounter among Philadelphia Hebrews, I/ congratulate myself on the popularity of an institution in/ our midst, heretofore combatted[sic!] against as useless and effete./ <text:s/>Our two Sunday-Schools are </text:span><text:span text:style-name="T3">a valuable</text:span><text:span text:style-name="T6"> an important adjunct to the Syna-/-gogue. <text:s/>They do not set forth pretentious claims. <text:s/>Modestly/ and unobtrusively they carry out a plan whereby our/ children acquire what, lamentable circumstances, often/ debar the rising generation from learning anywhere else./ <text:s/>Portions of our people's history read, and explained in conversational/</text:span></text:p>
      <text:p text:style-name="P6"><text:span text:style-name="T6"/></text:p>
      <text:p text:style-name="P6"><text:span text:style-name="T6">[Page 6]<text:line-break/>style, the </text:span><text:span text:style-name="T3">pointing of</text:span><text:span text:style-name="T6"> moral</text:span><text:span text:style-name="T3">s</text:span><text:span text:style-name="T6"> principles to be drawn from the/ events narrated, the origin and object of the holidays, the/ passages of the Scriptures which have reference to the/ Unity of God and to the divine promises of reward and/ punishment; these, together with a little memorizing of ca-/-techisms, constitute the instruction there imparted. <text:s/>Admit/ it. <text:s/>The range of religious knowledge compassed is very limited,/ but how many might have grown in total ignorance of sa-/-cred duties except for the hour spent on the first day of/ the week in the association of their coevals and fellow core-/-ligionists! <text:s/>How many might have deserted our fold, but/ for the memory of childhood, when the belief in One indivisible/ Creator, the Provident Father and Saviour of all mankind, had been rooted/ into their nature! <text:s/>Certain it is, that </text:span><text:span text:style-name="T5">our</text:span><text:span text:style-name="T6"> Sunday-School/ does not come under the charge lately brought against/ the Episcopal institution of the same name, and publicly/ made by prominent ministers of that denomination; namely,/ that "it drives children away form the Church, instead of/ drawing them thereto." <text:s/>The speakers attribute the fault to/ the church itself, to the contrast between the democratic ben-/-ches and the aristocratic pews; to the noted fact</text:span><text:span text:style-name="T3">s</text:span><text:span text:style-name="T6"> the/</text:span></text:p>
      <text:p text:style-name="P6"><text:span text:style-name="T6"/></text:p>
      <text:p text:style-name="P6"><text:span text:style-name="T6">[Page 7]</text:span></text:p>
      <text:p text:style-name="P6"><text:span text:style-name="T6">places of worship are overburdened with debt, and they/ cannot afford to reserve free seats for the children of the/ destitute. <text:s/>But it is not so with our Sunday-school. <text:s/>Knowing that all/ can find </text:span><text:span text:style-name="T3">a place</text:span><text:span text:style-name="T6"> ample room in the Synagogue, it strenuously urges attendance/ to the service. <text:s/>It even </text:span><text:span text:style-name="T3">offers</text:span><text:span text:style-name="T6"> accords tokens of distinction to the young/ who behave well during the </text:span><text:span text:style-name="T3">sacred</text:span><text:span text:style-name="T6"> devotional exercises./ <text:s/></text:span></text:p>
      <text:p text:style-name="P6"><text:span text:style-name="T6">A case in point, is that of the lad, who attained this Sab-/-bath his thirteenth year. <text:s/>The Sunday-school gave him an/ idea, however faint, of Jewish doctrines. <text:s/>The Sunday-school/ surroundings aroused the thought of being thus congregational/-ly recognized as a Hebrew, and it will be due to the/ Sunday-school, if the </text:span><text:span text:style-name="T3">lad</text:span><text:span text:style-name="T6"> youth will hereafter be seen with/ frequency in the dwelling of Israel's God. <text:s/>For, in the/ Sunday-school the kindest influence has been exercised/ to that effect. <text:s/>More would be unseemly for me to/ say, as I must spare the feelings of parents, and, on/ the other hand, avoid words of praise, though richly/ deserved, which might </text:span><text:span text:style-name="T3">be</text:span><text:span text:style-name="T6"> sound as </text:span><text:span text:style-name="T3">studied</text:span><text:span text:style-name="T6"> designed flattery./ <text:s/>With regard to myself, I may add, that through the/ Sunday-school I became acquainted with our young brother,/ and I could therefore gratify the wish expressed, that he be/ made to stand in this holy spot, on the day of his becoming Bar/ Mitzvah./</text:span></text:p>
      <text:p text:style-name="P6"><text:span text:style-name="T6"/></text:p>
      <text:p text:style-name="P6"><text:span text:style-name="T6">[Page 8]</text:span></text:p>
      <text:p text:style-name="P6"><text:span text:style-name="T6">Dear lad. <text:s/>I have reason to think that you feel much/ pleased at having been called to the Law in this Synagogue./ <text:s/>And it would also </text:span><text:span text:style-name="T3">be a</text:span><text:span text:style-name="T6"> afford me pleasure </text:span><text:span text:style-name="T3">to me</text:span><text:span text:style-name="T6"> to make a few/ remarks which might increase your gratification for/ the event celebrated, and your love for this hallowed place./ <text:s/>Specially I would like to keep you awhile to recommend/ your studying every Sunday, how best to prove yourself/ </text:span><text:soft-page-break/><text:span text:style-name="T6">in future worthy of the name of Jew, and of citizen of the/ goodly land in which your lot</text:span><text:span text:style-name="T3">s</text:span><text:span text:style-name="T6"> has been cast. <text:s/>But the/ Sabbath which comes before the month of Nissan, lengthens/ the service, and I have, accordingly, detained the congregation/ beyond the usual time. <text:s/>Therefore, I must bring my </text:span><text:span text:style-name="T3">re-</text:span><text:span text:style-name="T6"> obser/</text:span><text:span text:style-name="T3">-marks to you</text:span><text:span text:style-name="T6"> vations abruptly, to a close. <text:s/></text:span><text:span text:style-name="T3">May</text:span><text:span text:style-name="T6"> But not without praying that the God whose miraculous/ deeds in Egypt we are about to commemorate may bless and/ preserve you, as He watched over and rescued from death the/ first-born of Israel on the night of our father's deliverance from/ slavery. <text:s/>Oh! Lord of wonders! <text:s/>I petition Thee to/ prepare for every family of the men and women I have addressed, a festival/ as joyful as at the birth of our nationality, when freedom from the burden of/ affliction was experienced. <text:s/>May the lightheartedness with which the redeemed/ left the country of oppression, be felt by those whom reverses have depressed./ <text:s/>May all have cause to sing the inspired psalm uniting the sick and the prisoner,/ him that fears danger and those exposed to ills to thank the Lord for His salvation, and for His/ mercy which endureth for ever. <text:s/>May such be Thy gracious wil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7T13:36:54.95</meta:creation-date>
    <meta:document-statistic meta:table-count="0" meta:image-count="0" meta:object-count="0" meta:page-count="5" meta:paragraph-count="79" meta:word-count="1967" meta:character-count="12286"/>
    <dc:date>2012-05-17T14:33:40.50</dc:date>
    <dc:creator>Penn Libraries</dc:creator>
    <meta:editing-duration>PT00H09M34S</meta:editing-duration>
    <meta:editing-cycles>1</meta:editing-cycles>
    <meta:generator>OpenOffice.org/3.2$Win32 OpenOffice.org_project/320m12$Build-9483</meta:generator>
  </office:meta>
</office:document-meta>
</file>